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, Courier, monospace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  <style:text-properties fo:font-weight="norm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3" style:family="paragraph" style:parent-style-name="Text_20_body">
      <style:text-properties fo:font-weight="normal"/>
    </style:style>
    <style:style style:name="P4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solid" style:text-underline-width="auto" style:text-underline-color="font-color" fo:font-weight="bold" officeooo:rsid="0007c9ba" officeooo:paragraph-rsid="0007c9ba" style:text-blinking="false" fo:background-color="transparent" style:font-weight-asian="bold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1155cc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10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</style:style>
    <style:style style:name="P11" style:family="paragraph" style:parent-style-name="Header">
      <style:paragraph-properties fo:text-align="end" style:justify-single-word="false"/>
      <style:text-properties officeooo:rsid="0007c9ba" officeooo:paragraph-rsid="0007c9ba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8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style:font-name="Arial" fo:font-size="11.25pt" fo:font-style="normal" fo:font-weight="normal"/>
    </style:style>
    <style:style style:name="T3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d3d481a-3d60-0c31-3b78-e2bed5ac92a6"/><text:line-break/><text:line-break/></text:p>
      <text:p text:style-name="P4">Group 18</text:p>
      <text:p text:style-name="P4">1/30/15</text:p>
      <text:p text:style-name="P5">Gavin Goroski</text:p>
      <text:p text:style-name="P9">gavin.goroski@gmail.com</text:p>
      <text:p text:style-name="P5">Travis Alpers</text:p>
      <text:p text:style-name="P10"><text:a xlink:type="simple" xlink:href="mailto:arbiter34@gmail.com"><text:span text:style-name="T1">arbiter34@gmail.com</text:span></text:a></text:p>
      <text:p text:style-name="P5">Shane Israel</text:p>
      <text:p text:style-name="P10"><text:a xlink:type="simple" xlink:href="mailto:shanemisrael@gmail.com"><text:span text:style-name="T1">shanemisrael@gmail.com</text:span></text:a></text:p>
      <text:p text:style-name="Text_20_body"><text:span text:style-name="T3"><text:line-break/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2"><text:bookmark text:name="docs-internal-guid-9d53454d-3d60-6883-b990-4ed402de11f0"/>Scanner Output</text:p>
      <text:p text:style-name="Text_20_body"/>
      <text:p text:style-name="P6">arbiter34@arbiter-ubuntu-toshi:~/workspace/flex$ ./test token-text.txt</text:p>
      <text:p text:style-name="P6">Scanning token-text.txt for tokens...</text:p>
      <text:p text:style-name="P6">We found an integer: 44 (44)</text:p>
      <text:p text:style-name="P6">We found a float: 3984.234 (3984.23)</text:p>
      <text:p text:style-name="P6">We found an integer: 983493 (983493)</text:p>
      <text:p text:style-name="P6">We found an unrecognized character: .</text:p>
      <text:p text:style-name="P6">We found a float: 983402.98 (983403)</text:p>
      <text:p text:style-name="P6">We found a float literal: 9834e38.983E+3 (983400000000000010313898274146840555290624.0000)</text:p>
      <text:p text:style-name="P6">We found an identifier: variable983498</text:p>
      <text:p text:style-name="P6">We found an operator: *</text:p>
      <text:p text:style-name="P6">We found a keyword: if</text:p>
      <text:p text:style-name="P6">We found a keyword: then</text:p>
      <text:p text:style-name="P6">We found a keyword: begin</text:p>
      <text:p text:style-name="P8"> <text:span text:style-name="T2">EOFILE     scanned from [EOF]</text:span></text:p>
      <text:p text:style-name="P6">Scanning terminated by end-of-fil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7">Console Output</text:p>
      <text:p text:style-name="P6"/>
      <text:p text:style-name="P6"><text:bookmark text:name="docs-internal-guid-a2bd60d2-3d61-24ea-b0b8-bf2550e14a2a"/>44</text:p>
      <text:p text:style-name="P6">3984.234</text:p>
      <text:p text:style-name="P6">983493.</text:p>
      <text:p text:style-name="P6">983402.98</text:p>
      <text:p text:style-name="P6">9834e38.983E+3</text:p>
      <text:p text:style-name="P6">variable983498</text:p>
      <text:p text:style-name="P6">*</text:p>
      <text:p text:style-name="P6">if</text:p>
      <text:p text:style-name="P6">then</text:p>
      <text:p text:style-name="P6">begin</text:p>
      <text:p text:style-name="P3"><text:line-break/></text:p>
      <text:p text:style-name="P6">EOF</text:p>
      <text:p text:style-name="Text_20_body"><text:line-break/></text:p>
      <text:p text:style-name="Text_20_body"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, Courier, monospace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c9ba" officeooo:paragraph-rsid="0007c9b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roup 18</text:p>
        <text:p text:style-name="MP1">1/30/15</text:p>
        <text:p text:style-name="MP1">Lab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7:24:23.863808103</meta:creation-date>
    <dc:date>2015-01-30T17:26:43.570489783</dc:date>
    <meta:editing-duration>P0D</meta:editing-duration>
    <meta:editing-cycles>1</meta:editing-cycles>
    <meta:document-statistic meta:table-count="0" meta:image-count="0" meta:object-count="0" meta:page-count="3" meta:paragraph-count="44" meta:word-count="109" meta:character-count="808" meta:non-whitespace-character-count="726"/>
    <meta:generator>LibreOffice/4.2.7.2$Linux_X86_64 LibreOffice_project/420m0$Build-2</meta:generator>
  </office:meta>
</office:document-meta>
</file>